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loext:opacity="100%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-get install git</text:p>
      <text:p text:style-name="P1">git config --global user.name praveenjr01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5:52:08.125687295</meta:creation-date>
    <dc:date>2022-07-21T15:54:20.539951157</dc:date>
    <meta:editing-duration>PT2M13S</meta:editing-duration>
    <meta:editing-cycles>1</meta:editing-cycles>
    <meta:document-statistic meta:table-count="0" meta:image-count="0" meta:object-count="0" meta:page-count="1" meta:paragraph-count="2" meta:word-count="10" meta:character-count="66" meta:non-whitespace-character-count="59"/>
    <meta:generator>LibreOffice/7.1.7.2$Linux_X86_64 LibreOffice_project/10$Build-2</meta:generator>
  </office:meta>
</office:document-meta>
</file>